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padding-top="0.0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1cm" draw:marker-start-width="0.315cm" draw:marker-end="Arrow" draw:marker-end-width="0.315cm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cm" draw:marker-start-width="0.315cm" draw:marker-end-width="0.315cm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3" style:family="paragraph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Liberation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065cm" svg:height="6.35cm" svg:x="7.115cm" svg:y="4.175cm" draw:corner-radius="0.2cm">
          <text:p/>
        </draw:rect>
        <draw:rect draw:style-name="gr2" draw:text-style-name="P2" draw:layer="layout" svg:width="1.27cm" svg:height="5.08cm" svg:x="7.985cm" svg:y="4.81cm">
          <text:p/>
        </draw:rect>
        <draw:rect draw:style-name="gr2" draw:text-style-name="P1" draw:layer="layout" svg:width="1.27cm" svg:height="5.08cm" svg:x="10.508cm" svg:y="4.81cm">
          <text:p/>
        </draw:rect>
        <draw:rect draw:style-name="gr2" draw:text-style-name="P1" draw:layer="layout" svg:width="1.27cm" svg:height="5.08cm" svg:x="14.988cm" svg:y="4.81cm">
          <text:p/>
        </draw:rect>
        <draw:rect draw:style-name="gr2" draw:text-style-name="P1" draw:layer="layout" svg:width="1.27cm" svg:height="5.08cm" svg:x="16.893cm" svg:y="4.81cm">
          <text:p/>
        </draw:rect>
        <draw:rect draw:style-name="gr2" draw:text-style-name="P1" draw:layer="layout" svg:width="1.27cm" svg:height="5.08cm" svg:x="13.075cm" svg:y="4.81cm">
          <text:p/>
        </draw:rect>
        <draw:frame draw:style-name="gr3" draw:text-style-name="P3" draw:layer="layout" svg:width="2.288cm" svg:height="0.729cm" draw:transform="rotate (1.5707963267946) translate (8.253cm 8.49cm)">
          <draw:text-box>
            <text:p><text:span text:style-name="T1">F V M E</text:span></text:p>
          </draw:text-box>
        </draw:frame>
        <draw:frame draw:style-name="gr3" draw:text-style-name="P3" draw:layer="layout" svg:width="2.796cm" svg:height="0.729cm" draw:transform="rotate (1.5707963267946) translate (10.776cm 8.744cm)">
          <draw:text-box>
            <text:p><text:span text:style-name="T1">P h L O M</text:span></text:p>
          </draw:text-box>
        </draw:frame>
        <draw:frame draw:style-name="gr3" draw:text-style-name="P3" draw:layer="layout" svg:width="3.3cm" svg:height="0.729cm" draw:transform="rotate (1.5707963267946) translate (15.256cm 8.998cm)">
          <draw:text-box>
            <text:p><text:span text:style-name="T1">T D C – 9 6</text:span></text:p>
          </draw:text-box>
        </draw:frame>
        <draw:frame draw:style-name="gr3" draw:text-style-name="P3" draw:layer="layout" svg:width="3.3cm" svg:height="0.729cm" draw:transform="rotate (1.5707963267946) translate (17.161cm 8.998cm)">
          <draw:text-box>
            <text:p><text:span text:style-name="T1">T D C – 9 6</text:span></text:p>
          </draw:text-box>
        </draw:frame>
        <draw:frame draw:style-name="gr3" draw:text-style-name="P3" draw:layer="layout" svg:width="2.788cm" svg:height="0.729cm" draw:transform="rotate (1.5707963267946) translate (13.343cm 8.744cm)">
          <draw:text-box>
            <text:p><text:span text:style-name="T1">P h T D C</text:span></text:p>
          </draw:text-box>
        </draw:frame>
        <draw:custom-shape draw:style-name="gr4" draw:text-style-name="P4" draw:layer="layout" svg:width="2.54cm" svg:height="1.27cm" svg:x="1.635cm" svg:y="6.715cm">
          <text:p text:style-name="P1"><text:span text:style-name="T1">CCB PC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1.953cm" svg:y="5.415cm">
          <text:p text:style-name="P1"><text:span text:style-name="T2">P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27.14398111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0.635cm" svg:x="4.175cm" svg:y="7.033cm">
          <text:p text:style-name="P1"><text:span text:style-name="T3">оптика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cm" svg:height="1.27cm" svg:x="13.65cm" svg:y="3.5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5cm" svg:height="1.27cm" svg:x="15.355cm" svg:y="3.5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5cm" svg:height="1.27cm" svg:x="17.26cm" svg:y="3.5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6" draw:layer="layout" svg:width="1.937cm" svg:height="0.725cm" svg:x="10.317cm" svg:y="2.81cm">
          <draw:text-box>
            <text:p><text:span text:style-name="T2">триггер</text:span></text:p>
          </draw:text-box>
        </draw:frame>
        <draw:frame draw:style-name="gr3" draw:text-style-name="P6" draw:layer="layout" svg:width="4.536cm" svg:height="0.725cm" svg:x="13.442cm" svg:y="2.81cm">
          <draw:text-box>
            <text:p><text:span text:style-name="T2">дрейфовые <text:s/>камеры</text:span></text:p>
          </draw:text-box>
        </draw:frame>
        <draw:line draw:style-name="gr7" draw:text-style-name="P1" draw:layer="layout" svg:x1="11.143cm" svg:y1="3.54cm" svg:x2="11.143cm" svg:y2="4.81cm">
          <text:p/>
        </draw:line>
        <draw:frame draw:style-name="gr3" draw:text-style-name="P6" draw:layer="layout" svg:width="2.623cm" svg:height="0.725cm" svg:x="16.634cm" svg:y="9.883cm">
          <draw:text-box>
            <text:p><text:span text:style-name="T2">VME крейт</text:span></text:p>
          </draw:text-box>
        </draw:frame>
        <draw:line draw:style-name="gr8" draw:text-style-name="P1" draw:layer="layout" svg:x1="11.403cm" svg:y1="3.899cm" svg:x2="13.358cm" svg:y2="3.899cm">
          <text:p/>
        </draw:line>
        <draw:line draw:style-name="gr7" draw:text-style-name="P1" draw:layer="layout" svg:x1="13.359cm" svg:y1="3.898cm" svg:x2="13.359cm" svg:y2="4.81cm">
          <text:p/>
        </draw:line>
        <draw:line draw:style-name="gr8" draw:text-style-name="P1" draw:layer="layout" svg:x1="11.407cm" svg:y1="3.54cm" svg:x2="11.407cm" svg:y2="3.8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Musinsky</meta:initial-creator>
    <meta:creation-date>2009-07-17T16:27:55</meta:creation-date>
    <dc:date>2010-02-03T16:13:16</dc:date>
    <dc:creator>Jan Musinsky</dc:creator>
    <meta:editing-duration>PT01H00M23S</meta:editing-duration>
    <meta:editing-cycles>21</meta:editing-cycles>
    <meta:generator>OpenOffice.org/3.1$Linux OpenOffice.org_project/310m19$Build-9420</meta:generator>
    <meta:document-statistic meta:object-count="24"/>
  </office:meta>
</office:document-meta>
</file>